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Chandas" svg:font-family="Chanda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color="#000000" style:font-name="Chandas"/>
    </style:style>
    <style:style style:name="P2" style:family="paragraph" style:parent-style-name="Standard">
      <style:text-properties fo:color="#000000" style:font-name="Chandas" style:text-underline-style="solid" style:text-underline-width="auto" style:text-underline-color="font-color" fo:font-weight="bold" style:font-weight-asian="bold" style:font-weight-complex="bold"/>
    </style:style>
    <style:style style:name="P3" style:family="paragraph" style:parent-style-name="Standard">
      <style:text-properties fo:color="#000000" style:font-name="Chandas" fo:font-weight="bold" style:font-weight-asian="bold" style:font-weight-complex="bold"/>
    </style:style>
    <style:style style:name="P4" style:family="paragraph" style:parent-style-name="Standard">
      <style:paragraph-properties fo:margin-left="0cm" fo:margin-right="0cm" fo:orphans="2" fo:widows="2" fo:text-indent="0cm" style:auto-text-indent="false"/>
      <style:text-properties fo:font-variant="normal" fo:text-transform="none" fo:color="#000000" style:font-name="Chandas" fo:font-size="12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écnicas Avançadas: Identificando Vulnerabilidades de Injeção SQL em Sites por Meio do SQLMap</text:p>
      <text:p text:style-name="P4"/>
      <text:p text:style-name="P1">Neste artigo, vamos explorar em detalhes como extrair URLs de um site e, posteriormente, realizar uma análise minuciosa de cada uma delas utilizando a poderosa ferramenta SQLMap. Esse processo é essencial para identificar potenciais vulnerabilidades de injeção SQL em aplicações web.</text:p>
      <text:p text:style-name="P1"/>
      <text:p text:style-name="P1">**Passo 1: Extração das URLs**</text:p>
      <text:p text:style-name="P1"/>
      <text:p text:style-name="P1">O primeiro passo consiste em extrair as URLs do site que desejamos analisar. Para isso, abra o terminal e execute o seguinte comando:</text:p>
      <text:p text:style-name="P1"/>
      <text:p text:style-name="P1"/>
      <text:p text:style-name="P2">echo https://www.site.com.br/ | cariddi</text:p>
      <text:p text:style-name="P1"/>
      <text:p text:style-name="P1"/>
      <text:p text:style-name="P1">O comando acima utiliza a ferramenta "cariddi" para varrer o site em busca de URLs. Certifique-se de substituir "https://www.site.com.br/" pela URL do site que você deseja analisar. Após a execução desse comando, você obterá uma lista das URLs encontradas no site.</text:p>
      <text:p text:style-name="P1"/>
      <text:p text:style-name="P1">**Passo 2: Armazenando as URLs**</text:p>
      <text:p text:style-name="P1"><text:soft-page-break/></text:p>
      <text:p text:style-name="P1">O próximo passo é armazenar as URLs obtidas na pesquisa em um arquivo de texto. Isso facilitará o processo de análise posterior. Você pode fazer isso da seguinte maneira:</text:p>
      <text:p text:style-name="P1"/>
      <text:p text:style-name="P3">echo https://www.site.com.br/ | cariddi &gt; urls.txt</text:p>
      <text:p text:style-name="P1"/>
      <text:p text:style-name="P1"/>
      <text:p text:style-name="P1">Isso direcionará a saída do comando "cariddi" para um arquivo chamado "urls.txt". Agora você possui um arquivo de texto que contém todas as URLs extraídas do site.</text:p>
      <text:p text:style-name="P1"/>
      <text:p text:style-name="P1">**Passo 3: Análise das URLs com SQLMap**</text:p>
      <text:p text:style-name="P1"/>
      <text:p text:style-name="P1">Agora que temos a lista de URLs no arquivo "urls.txt", podemos prosseguir com a análise de injeção SQL usando o SQLMap. Execute o seguinte comando:</text:p>
      <text:p text:style-name="P1"/>
      <text:p text:style-name="P1"/>
      <text:p text:style-name="P3">sqlmap -m /home/sandro/sql_injectionscanner.py/urls.txt</text:p>
      <text:p text:style-name="P1"/>
      <text:p text:style-name="P1"/>
      <text:p text:style-name="P1"><text:soft-page-break/>Este comando utiliza o SQLMap para escanear todas as URLs listadas no arquivo "urls.txt" em busca de vulnerabilidades de injeção SQL. Certifique-se de ajustar o caminho do arquivo "urls.txt" de acordo com a localização real do seu arquivo.</text:p>
      <text:p text:style-name="P1"/>
      <text:p text:style-name="P1">Lembre-se de que a análise de injeção SQL em sites que você não possui permissão para testar pode ser ilegal e antiética. Certifique-se de obter autorização adequada antes de realizar qualquer teste de segurança em um site ou aplicativo da web que não seja de sua propriedade ou não esteja sob seu controle.</text:p>
      <text:p text:style-name="P1"/>
      <text:p text:style-name="P1">Em resumo, este artigo forneceu um guia detalhado sobre como extrair URLs de um site e realizar uma análise de injeção SQL utilizando o SQLMap. Essa abordagem pode ajudar a identificar e corrigir potenciais vulnerabilidades de segurança em aplicações web. Lembre-se sempre de seguir as práticas éticas e legais ao realizar testes de segurança em sistemas que não são de sua propriedade.</text:p>
      <text:p text:style-name="P4">Posteriormente, o SQLMap irá fornecer o caminho da URL que apresenta vulnerabilidades.</text:p>
      <text:p text:style-name="P4"/>
      <text:p text:style-name="P4">Advanced Techniques: Identifying SQL Injection Vulnerabilities on Websites Using SQLMap</text:p>
      <text:p text:style-name="P4"/>
      <text:p text:style-name="P4"><text:soft-page-break/>In this article, we will delve into the details of how to extract URLs from a website and subsequently conduct a thorough analysis of each of them using the powerful tool SQLMap. This process is crucial for identifying potential SQL injection vulnerabilities in web applications.</text:p>
      <text:p text:style-name="P4"/>
      <text:p text:style-name="P4">**Step 1: URL Extraction**</text:p>
      <text:p text:style-name="P4"/>
      <text:p text:style-name="P4">The first step involves extracting the URLs from the website you wish to analyze. To do this, open the terminal and execute the following command:</text:p>
      <text:p text:style-name="P4"/>
      <text:p text:style-name="P4">```bash</text:p>
      <text:p text:style-name="P4">echo https://www.site.com.br/ | cariddi</text:p>
      <text:p text:style-name="P4">```</text:p>
      <text:p text:style-name="P4"/>
      <text:p text:style-name="P4">The above command employs the "cariddi" tool to scan the site for URLs. Make sure to replace "https://www.site.com.br/" with the URL of the site you want to analyze. After running this command, you will obtain a list of the URLs found on the site.</text:p>
      <text:p text:style-name="P4"/>
      <text:p text:style-name="P4">**Step 2: Storing the URLs**</text:p>
      <text:p text:style-name="P4"/>
      <text:p text:style-name="P4"><text:soft-page-break/>The next step is to store the URLs obtained from the search in a text file. This will facilitate the analysis process later on. You can do this as follows:</text:p>
      <text:p text:style-name="P4"/>
      <text:p text:style-name="P4">```bash</text:p>
      <text:p text:style-name="P4">echo https://www.site.com.br/ | cariddi &gt; urls.txt</text:p>
      <text:p text:style-name="P4">```</text:p>
      <text:p text:style-name="P4"/>
      <text:p text:style-name="P4">This will redirect the output of the "cariddi" command to a file named "urls.txt." Now you have a text file containing all the URLs extracted from the site.</text:p>
      <text:p text:style-name="P4"/>
      <text:p text:style-name="P4">**Step 3: URL Analysis with SQLMap**</text:p>
      <text:p text:style-name="P4"/>
      <text:p text:style-name="P4">Now that we have the list of URLs in the "urls.txt" file, we can proceed with the SQL injection analysis using SQLMap. Execute the following command:</text:p>
      <text:p text:style-name="P4"/>
      <text:p text:style-name="P4">```bash</text:p>
      <text:p text:style-name="P4">sqlmap -m /home/sandro/sql_injectionscanner.py/urls.txt</text:p>
      <text:p text:style-name="P4">```</text:p>
      <text:p text:style-name="P4"/>
      <text:p text:style-name="P4"><text:soft-page-break/>This command utilizes SQLMap to scan all the URLs listed in the "urls.txt" file for SQL injection vulnerabilities. Be sure to adjust the path to the "urls.txt" file according to its actual location.</text:p>
      <text:p text:style-name="P4"/>
      <text:p text:style-name="P4">Please remember that conducting SQL injection analysis on sites for which you do not have permission to test can be illegal and unethical. Ensure you obtain proper authorization before conducting any security testing on a website or web application that is not your property or is not under your control.</text:p>
      <text:p text:style-name="P4"/>
      <text:p text:style-name="P4">In summary, this article has provided a detailed guide on how to extract URLs from a website and conduct SQL injection analysis using SQLMap. This approach can help identify and address potential security vulnerabilities in web applications. Always remember to follow ethical and legal practices when conducting security testing on systems that are not owned or controlled by you. Subsequently, SQLMap will provide the URL path that presents vulnerabilit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Chandas" svg:font-family="Chanda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9-28T17:25:03.564994367</meta:creation-date>
    <dc:date>2023-09-28T17:33:59.452207607</dc:date>
    <meta:editing-duration>PT8M58S</meta:editing-duration>
    <meta:editing-cycles>4</meta:editing-cycles>
    <meta:generator>LibreOffice/6.0.7.3$Linux_X86_64 LibreOffice_project/00m0$Build-3</meta:generator>
    <meta:document-statistic meta:table-count="0" meta:image-count="0" meta:object-count="0" meta:page-count="6" meta:paragraph-count="39" meta:word-count="788" meta:character-count="4960" meta:non-whitespace-character-count="4211"/>
  </office:meta>
</office:document-meta>
</file>